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/>
    </style:style>
    <style:style style:name="gr2" style:family="graphic" style:parent-style-name="standard">
      <style:graphic-properties draw:stroke="solid" svg:stroke-width="0.064cm" svg:stroke-color="#000000" draw:textarea-horizontal-align="center" draw:textarea-vertical-align="middle" fo:padding-top="0.032cm" fo:padding-bottom="0.032cm" fo:padding-left="0.032cm" fo:padding-right="0.032cm"/>
    </style:style>
    <style:style style:name="gr3" style:family="graphic" style:parent-style-name="standard">
      <style:graphic-properties draw:stroke="none" svg:stroke-width="0.064cm" svg:stroke-color="#000000" draw:fill="none" draw:textarea-horizontal-align="center" draw:textarea-vertical-align="middle"/>
    </style:style>
    <style:style style:name="gr4" style:family="graphic" style:parent-style-name="standard">
      <style:graphic-properties draw:stroke="none" draw:fill="none" draw:fill-color="#ffffff" draw:textarea-horizontal-align="left" draw:auto-grow-height="false" draw:fit-to-size="tru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0000" style:text-outline="false" style:text-line-through-style="none" fo:font-family="Helvetica" style:font-family-generic="roman" style:font-pitch="variable" fo:font-size="14.1000003814697pt" fo:font-style="normal" fo:text-shadow="none" style:text-underline-style="none" fo:font-weight="normal" style:text-underline-mode="continuous" style:text-line-through-mode="continuous" style:letter-kerning="false" style:font-family-asian="Helvetica" style:font-family-generic-asian="roman" style:font-pitch-asian="variable" style:font-size-asian="14.1000003814697pt" style:font-family-complex="Helvetica" style:font-family-generic-complex="roman" style:font-pitch-complex="variable" style:font-size-complex="14.1000003814697pt" style:text-scale="100%"/>
    </style:style>
    <style:style style:name="P4" style:family="paragraph">
      <style:paragraph-properties fo:margin-left="0cm" fo:margin-right="0cm" fo:text-indent="0cm"/>
      <style:text-properties fo:color="#000000" style:text-outline="false" style:text-line-through-style="none" fo:font-family="Helvetica" style:font-family-generic="roman" style:font-pitch="variable" fo:font-size="10.5pt" fo:font-style="normal" fo:text-shadow="none" style:text-underline-style="none" fo:font-weight="normal" style:text-underline-mode="continuous" style:text-line-through-mode="continuous" style:letter-kerning="false" style:font-family-asian="Helvetica" style:font-family-generic-asian="roman" style:font-pitch-asian="variable" style:font-size-asian="10.5pt" style:font-family-complex="Helvetica" style:font-family-generic-complex="roman" style:font-pitch-complex="variable" style:font-size-complex="10.5pt" style:text-scale="100%"/>
    </style:style>
    <style:style style:name="P5" style:family="paragraph">
      <style:paragraph-properties fo:margin-left="0cm" fo:margin-right="0cm" fo:text-align="center" fo:text-indent="0cm"/>
    </style:style>
    <style:style style:name="T1" style:family="text">
      <style:text-properties fo:color="#000000" style:text-outline="false" style:text-line-through-style="none" fo:font-family="Helvetica" style:font-family-generic="roman" style:font-pitch="variable" fo:font-size="14.1000003814697pt" fo:font-style="normal" fo:text-shadow="none" style:text-underline-style="none" fo:font-weight="normal" style:text-underline-mode="continuous" style:text-line-through-mode="continuous" style:letter-kerning="false" style:font-family-asian="Helvetica" style:font-family-generic-asian="roman" style:font-pitch-asian="variable" style:font-size-asian="14.1000003814697pt" style:font-family-complex="Helvetica" style:font-family-generic-complex="roman" style:font-pitch-complex="variable" style:font-size-complex="14.1000003814697pt" style:text-scale="100%"/>
    </style:style>
    <style:style style:name="T2" style:family="text">
      <style:text-properties fo:color="#000000" style:text-outline="false" style:text-line-through-style="none" fo:font-family="Helvetica" style:font-family-generic="roman" style:font-pitch="variable" fo:font-size="10.5pt" fo:font-style="normal" fo:text-shadow="none" style:text-underline-style="none" fo:font-weight="normal" style:text-underline-mode="continuous" style:text-line-through-mode="continuous" style:letter-kerning="false" style:font-family-asian="Helvetica" style:font-family-generic-asian="roman" style:font-pitch-asian="variable" style:font-size-asian="10.5pt" style:font-family-complex="Helvetica" style:font-family-generic-complex="roman" style:font-pitch-complex="variable" style:font-size-complex="10.5pt" style:text-scale="100%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>
          <draw:rect draw:style-name="gr1" draw:text-style-name="P1" draw:layer="layout" svg:width="3.809cm" svg:height="4.284cm" svg:x="6.816cm" svg:y="0.915cm">
            <text:p text:style-name="P2"/>
          </draw:rect>
          <draw:polyline draw:style-name="gr2" draw:text-style-name="P1" draw:layer="layout" svg:width="3.809cm" svg:height="4.285cm" svg:x="6.817cm" svg:y="0.915cm" svg:viewBox="0 0 3810 4286" draw:points="0,0 3809,0 3809,4285 0,4285 0,0">
            <text:p text:style-name="P2"/>
          </draw:polyline>
          <draw:rect draw:style-name="gr3" draw:text-style-name="P1" draw:layer="layout" svg:width="3.809cm" svg:height="4.284cm" svg:x="0.149cm" svg:y="0.915cm">
            <text:p text:style-name="P2"/>
          </draw:rect>
          <draw:polyline draw:style-name="gr2" draw:text-style-name="P1" draw:layer="layout" svg:width="3.809cm" svg:height="4.285cm" svg:x="0.149cm" svg:y="0.915cm" svg:viewBox="0 0 3810 4286" draw:points="0,0 3809,0 3809,4285 0,4285 0,0">
            <text:p text:style-name="P2"/>
          </draw:polyline>
          <draw:line draw:style-name="gr2" draw:text-style-name="P1" draw:layer="layout" svg:x1="4.086cm" svg:y1="3.296cm" svg:x2="6.69cm" svg:y2="3.296cm">
            <text:p text:style-name="P2"/>
          </draw:line>
          <draw:polyline draw:style-name="gr2" draw:text-style-name="P1" draw:layer="layout" svg:width="0.508cm" svg:height="0.254cm" svg:x="4.086cm" svg:y="3.169cm" svg:viewBox="0 0 509 255" draw:points="508,254 0,127 508,0">
            <text:p text:style-name="P2"/>
          </draw:polyline>
          <draw:polyline draw:style-name="gr2" draw:text-style-name="P1" draw:layer="layout" svg:width="0.508cm" svg:height="0.254cm" svg:x="6.182cm" svg:y="3.169cm" svg:viewBox="0 0 509 255" draw:points="0,0 508,127 0,254">
            <text:p text:style-name="P2"/>
          </draw:polyline>
          <draw:frame draw:style-name="gr4" draw:text-style-name="P3" draw:layer="layout" svg:width="2.782cm" svg:height="1.249cm" svg:x="0.718cm" svg:y="1.5cm">
            <draw:text-box>
              <text:p text:style-name="P2"><text:span text:style-name="T1">DSP-Engine</text:span></text:p>
            </draw:text-box>
          </draw:frame>
          <draw:frame draw:style-name="gr4" draw:text-style-name="P3" draw:layer="layout" svg:width="2.044cm" svg:height="0.734cm" svg:x="1cm" svg:y="2.766cm">
            <draw:text-box>
              <text:p text:style-name="P2"><text:span text:style-name="T1">MIDI</text:span></text:p>
            </draw:text-box>
          </draw:frame>
          <draw:frame draw:style-name="gr4" draw:text-style-name="P3" draw:layer="layout" svg:width="3cm" svg:height="1.234cm" svg:x="0.5cm" svg:y="3.266cm">
            <draw:text-box>
              <text:p text:style-name="P2"><text:span text:style-name="T1">AUDIO</text:span></text:p>
            </draw:text-box>
          </draw:frame>
          <draw:frame draw:style-name="gr4" draw:text-style-name="P4" draw:layer="layout" svg:width="1.192cm" svg:height="0.548cm" svg:x="4.781cm" svg:y="2.553cm">
            <draw:text-box>
              <text:p text:style-name="P2"><text:span text:style-name="T2">TCP/IP</text:span></text:p>
            </draw:text-box>
          </draw:frame>
          <draw:frame draw:style-name="gr4" draw:text-style-name="P4" draw:layer="layout" svg:width="1.851cm" svg:height="0.548cm" svg:x="4.5cm" svg:y="3.5cm">
            <draw:text-box>
              <text:p text:style-name="P2"><text:span text:style-name="T2">OSC</text:span></text:p>
            </draw:text-box>
          </draw:frame>
          <draw:frame draw:style-name="gr4" draw:text-style-name="P3" draw:layer="layout" svg:width="2.614cm" svg:height="1.273cm" svg:x="7.386cm" svg:y="1.227cm">
            <draw:text-box>
              <text:p text:style-name="P2"><text:span text:style-name="T1">GUI-PATCH</text:span></text:p>
            </draw:text-box>
          </draw:frame>
          <draw:frame draw:style-name="gr4" draw:text-style-name="P3" draw:layer="layout" svg:width="2.75cm" svg:height="1cm" svg:x="7.25cm" svg:y="2.5cm">
            <draw:text-box>
              <text:p text:style-name="P2"><text:span text:style-name="T1">GUI-Objekte</text:span></text:p>
            </draw:text-box>
          </draw:frame>
          <draw:frame draw:style-name="gr4" draw:text-style-name="P4" draw:layer="layout" svg:width="2.649cm" svg:height="1.004cm" svg:x="0.851cm" svg:y="-0.004cm">
            <draw:text-box>
              <text:p text:style-name="P2"><text:span text:style-name="T2">high priority</text:span></text:p>
            </draw:text-box>
          </draw:frame>
          <draw:frame draw:style-name="gr4" draw:text-style-name="P4" draw:layer="layout" svg:width="2.735cm" svg:height="1.004cm" svg:x="7.265cm" svg:y="-0.004cm">
            <draw:text-box>
              <text:p text:style-name="P5"><text:span text:style-name="T2">low priority</text:span></text:p>
            </draw:text-box>
          </draw:frame>
          <draw:frame draw:style-name="gr4" draw:text-style-name="P3" draw:layer="layout" svg:width="2.75cm" svg:height="1cm" svg:x="7.25cm" svg:y="3.5cm">
            <draw:text-box>
              <text:p text:style-name="P2"><text:span text:style-name="T1">Parameter, Settings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de" fo:country="AT" style:font-family-asian="'Bitstream Vera Sans'" style:font-family-generic-asian="system" style:font-pitch-asian="variable" style:font-size-asian="24pt" style:language-asian="de" style:country-asian="DE" style:font-family-complex="'Bitstream Vera Sans'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initial-creator>Winfried Ritsch</meta:initial-creator>
    <meta:creation-date>2007-12-09T09:49:51</meta:creation-date>
    <dc:creator>Winfried Ritsch</dc:creator>
    <dc:date>2007-12-09T10:08:05</dc:date>
    <dc:language>de-AT</dc:language>
    <meta:editing-cycles>5</meta:editing-cycles>
    <meta:editing-duration>PT16M29S</meta:editing-duration>
    <meta:user-defined meta:name="Info 1"/>
    <meta:user-defined meta:name="Info 2"/>
    <meta:user-defined meta:name="Info 3"/>
    <meta:user-defined meta:name="Info 4"/>
    <meta:document-statistic meta:object-count="18"/>
  </office:meta>
</office:document-meta>
</file>